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0.102cm"/>
    </style:style>
    <style:style style:name="gr3" style:family="graphic" style:parent-style-name="standard">
      <style:graphic-properties draw:textarea-horizontal-align="justify" draw:textarea-vertical-align="middle" draw:auto-grow-height="false" fo:min-height="1.121cm" fo:min-width="0.102cm"/>
    </style:style>
    <style:style style:name="gr4" style:family="graphic" style:parent-style-name="objectwithoutfill">
      <style:graphic-properties svg:stroke-color="#3465a4" draw:fill="solid" draw:textarea-vertical-align="middl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74cm" fo:min-width="0.104cm"/>
    </style:style>
    <style:style style:name="gr7" style:family="graphic" style:parent-style-name="standard">
      <style:graphic-properties draw:textarea-horizontal-align="justify" draw:textarea-vertical-align="middle" draw:auto-grow-height="false" fo:min-height="0.718cm" fo:min-width="0.31cm"/>
    </style:style>
    <style:style style:name="gr8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textarea-horizontal-align="justify" draw:textarea-vertical-align="middle" draw:auto-grow-height="false" fo:min-height="1.655cm" fo:min-width="0.101cm"/>
    </style:style>
    <style:style style:name="gr10" style:family="graphic" style:parent-style-name="standard">
      <style:graphic-properties draw:textarea-horizontal-align="justify" draw:textarea-vertical-align="middle" draw:auto-grow-height="false" fo:min-height="0.73cm" fo:min-width="0.481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742cm" fo:min-width="0.102cm"/>
    </style:style>
    <style:style style:name="gr12" style:family="graphic" style:parent-style-name="objectwithoutfill">
      <style:graphic-properties draw:fill="solid" draw:textarea-vertical-align="middl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12cm" fo:min-width="0.102cm"/>
    </style:style>
    <style:style style:name="gr14" style:family="graphic" style:parent-style-name="standard">
      <style:graphic-properties draw:textarea-horizontal-align="justify" draw:textarea-vertical-align="middle" draw:auto-grow-height="false" fo:min-height="1.12cm" fo:min-width="0.1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743cm" fo:min-width="0.10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36cm" fo:min-width="2.233cm"/>
      <style:paragraph-properties style:writing-mode="lr-tb"/>
    </style:style>
    <style:style style:name="gr19" style:family="graphic" style:parent-style-name="standard">
      <style:graphic-properties draw:stroke="none" draw:fill="none" fo:min-height="1.415cm"/>
      <style:paragraph-properties style:writing-mode="lr-tb"/>
    </style:style>
    <style:style style:name="gr20" style:family="graphic" style:parent-style-name="standard">
      <style:graphic-properties draw:stroke="none" draw:fill="none" fo:min-height="1.40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7.8999996185303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</style:style>
    <style:style style:name="T1" style:family="text">
      <style:text-properties style:font-name="Liberation Serif" style:font-name-asian="Liberation Serif" style:font-name-complex="Liberation Serif"/>
    </style:style>
    <style:style style:name="T2" style:family="text">
      <style:text-properties style:font-name="Liberation Sans" style:font-name-asian="Liberation Serif" style:font-name-complex="Liberation Serif"/>
    </style:style>
    <style:style style:name="T3" style:family="text">
      <style:text-properties fo:font-size="17.8999996185303pt"/>
    </style:style>
    <style:style style:name="T4" style:family="text">
      <style:text-properties style:font-name="Liberation Serif" fo:font-size="17.8999996185303pt" style:font-name-asian="Liberation Serif" style:font-name-complex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5.915cm" svg:y1="10.787cm" svg:x2="27.043cm" svg:y2="10.787cm">
            <text:p/>
          </draw:line>
          <draw:line draw:style-name="gr1" draw:text-style-name="P1" draw:layer="layout" svg:x1="25.915cm" svg:y1="10.787cm" svg:x2="27.043cm" svg:y2="10.787cm">
            <text:p/>
          </draw:line>
          <draw:line draw:style-name="gr1" draw:text-style-name="P1" draw:layer="layout" svg:x1="25.915cm" svg:y1="11.26cm" svg:x2="27.043cm" svg:y2="11.26cm">
            <text:p/>
          </draw:line>
          <draw:line draw:style-name="gr1" draw:text-style-name="P1" draw:layer="layout" svg:x1="26.471cm" svg:y1="11.9cm" svg:x2="26.48cm" svg:y2="11.257cm">
            <text:p/>
          </draw:line>
          <draw:line draw:style-name="gr1" draw:text-style-name="P1" draw:layer="layout" svg:x1="26.471cm" svg:y1="10.797cm" svg:x2="26.48cm" svg:y2="10.154cm">
            <text:p/>
          </draw:line>
        </draw:g>
        <draw:g>
          <draw:custom-shape draw:style-name="gr2" draw:text-style-name="P2" draw:layer="layout" svg:width="0.602cm" svg:height="1.905cm" svg:x="27.043cm" svg:y="7.341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27.349cm" svg:y1="7.348cm" svg:x2="27.361cm" svg:y2="6.468cm">
            <text:p/>
          </draw:line>
          <draw:line draw:style-name="gr1" draw:text-style-name="P1" draw:layer="layout" svg:x1="27.349cm" svg:y1="10.154cm" svg:x2="27.361cm" svg:y2="9.274cm">
            <text:p/>
          </draw:line>
        </draw:g>
        <draw:g>
          <draw:custom-shape draw:style-name="gr3" draw:text-style-name="P2" draw:layer="layout" svg:width="0.602cm" svg:height="1.371cm" svg:x="26.141cm" svg:y="12.418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26.446cm" svg:y1="12.424cm" svg:x2="26.458cm" svg:y2="11.791cm">
            <text:p/>
          </draw:line>
          <draw:line draw:style-name="gr1" draw:text-style-name="P1" draw:layer="layout" svg:x1="26.446cm" svg:y1="14.442cm" svg:x2="26.458cm" svg:y2="13.809cm">
            <text:p/>
          </draw:line>
        </draw:g>
        <draw:g>
          <draw:line draw:style-name="gr1" draw:text-style-name="P1" draw:layer="layout" svg:x1="22.987cm" svg:y1="15.312cm" svg:x2="19.973cm" svg:y2="15.331cm">
            <text:p/>
          </draw:line>
          <draw:line draw:style-name="gr1" draw:text-style-name="P1" draw:layer="layout" svg:x1="22.988cm" svg:y1="15.301cm" svg:x2="19.974cm" svg:y2="15.32cm">
            <text:p/>
          </draw:line>
          <draw:line draw:style-name="gr1" draw:text-style-name="P1" draw:layer="layout" svg:x1="20.795cm" svg:y1="15.728cm" svg:x2="22.293cm" svg:y2="15.728cm">
            <text:p/>
          </draw:line>
          <draw:line draw:style-name="gr1" draw:text-style-name="P1" draw:layer="layout" svg:x1="21.2cm" svg:y1="16.085cm" svg:x2="21.92cm" svg:y2="16.085cm">
            <text:p/>
          </draw:line>
          <draw:line draw:style-name="gr1" draw:text-style-name="P1" draw:layer="layout" svg:x1="21.519cm" svg:y1="15.286cm" svg:x2="21.531cm" svg:y2="14.366cm">
            <text:p/>
          </draw:line>
        </draw:g>
        <draw:line draw:style-name="gr4" draw:text-style-name="P3" draw:layer="layout" svg:x1="0.867cm" svg:y1="14.442cm" svg:x2="0.867cm" svg:y2="9.778cm">
          <text:p/>
        </draw:line>
        <draw:line draw:style-name="gr5" draw:text-style-name="P3" draw:layer="layout" svg:x1="7.561cm" svg:y1="6.543cm" svg:x2="9.818cm" svg:y2="6.543cm">
          <text:p/>
        </draw:line>
        <draw:line draw:style-name="gr5" draw:text-style-name="P3" draw:layer="layout" svg:x1="0.867cm" svg:y1="6.543cm" svg:x2="3.124cm" svg:y2="6.543cm">
          <text:p/>
        </draw:line>
        <draw:line draw:style-name="gr5" draw:text-style-name="P3" draw:layer="layout" svg:x1="4.552cm" svg:y1="6.543cm" svg:x2="6.809cm" svg:y2="6.543cm">
          <text:p/>
        </draw:line>
        <draw:g>
          <draw:line draw:style-name="gr1" draw:text-style-name="P1" draw:layer="layout" svg:x1="6.794cm" svg:y1="7.295cm" svg:x2="6.794cm" svg:y2="5.779cm">
            <text:p/>
          </draw:line>
          <draw:line draw:style-name="gr1" draw:text-style-name="P1" draw:layer="layout" svg:x1="6.794cm" svg:y1="7.295cm" svg:x2="6.794cm" svg:y2="5.779cm">
            <text:p/>
          </draw:line>
          <draw:line draw:style-name="gr1" draw:text-style-name="P1" draw:layer="layout" svg:x1="7.472cm" svg:y1="7.295cm" svg:x2="7.472cm" svg:y2="5.779cm">
            <text:p/>
          </draw:line>
          <draw:line draw:style-name="gr1" draw:text-style-name="P1" draw:layer="layout" svg:x1="8.389cm" svg:y1="6.549cm" svg:x2="7.469cm" svg:y2="6.537cm">
            <text:p/>
          </draw:line>
          <draw:line draw:style-name="gr1" draw:text-style-name="P1" draw:layer="layout" svg:x1="6.808cm" svg:y1="6.549cm" svg:x2="5.888cm" svg:y2="6.537cm">
            <text:p/>
          </draw:line>
        </draw:g>
        <draw:g>
          <draw:custom-shape draw:style-name="gr6" draw:text-style-name="P2" draw:layer="layout" svg:width="0.604cm" svg:height="1.99cm" draw:transform="rotate (1.5707963267949) translate (2.514cm 6.844cm)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2.521cm" svg:y1="6.538cm" svg:x2="1.601cm" svg:y2="6.526cm">
            <text:p/>
          </draw:line>
          <draw:line draw:style-name="gr1" draw:text-style-name="P1" draw:layer="layout" svg:x1="5.455cm" svg:y1="6.538cm" svg:x2="4.535cm" svg:y2="6.526cm">
            <text:p/>
          </draw:line>
        </draw:g>
        <draw:line draw:style-name="gr5" draw:text-style-name="P3" draw:layer="layout" svg:x1="9.667cm" svg:y1="6.543cm" svg:x2="11.623cm" svg:y2="6.543cm">
          <text:p/>
        </draw:line>
        <draw:line draw:style-name="gr4" draw:text-style-name="P3" draw:layer="layout" svg:x1="9.143cm" svg:y1="14.441cm" svg:x2="9.143cm" svg:y2="9.552cm">
          <text:p/>
        </draw:line>
        <draw:line draw:style-name="gr5" draw:text-style-name="P3" draw:layer="layout" svg:x1="24.862cm" svg:y1="10.154cm" svg:x2="27.419cm" svg:y2="10.154cm">
          <text:p/>
        </draw:line>
        <draw:line draw:style-name="gr4" draw:text-style-name="P3" draw:layer="layout" svg:x1="24.937cm" svg:y1="10.154cm" svg:x2="24.937cm" svg:y2="8.198cm">
          <text:p/>
        </draw:line>
        <draw:line draw:style-name="gr4" draw:text-style-name="P3" draw:layer="layout" svg:x1="24.937cm" svg:y1="8.499cm" svg:x2="24.937cm" svg:y2="6.543cm">
          <text:p/>
        </draw:line>
        <draw:g>
          <draw:custom-shape draw:style-name="gr7" draw:text-style-name="P2" draw:layer="layout" svg:width="1.619cm" svg:height="1.936cm" svg:x="24.11cm" svg:y="7.2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8" draw:text-style-name="P1" draw:layer="layout" svg:x1="24.917cm" svg:y1="7.782cm" svg:x2="24.917cm" svg:y2="8.734cm">
            <text:p/>
          </draw:line>
        </draw:g>
        <draw:line draw:style-name="gr5" draw:text-style-name="P3" draw:layer="layout" svg:x1="14.782cm" svg:y1="6.543cm" svg:x2="21.853cm" svg:y2="6.543cm">
          <text:p/>
        </draw:line>
        <draw:g>
          <draw:custom-shape draw:style-name="gr9" draw:text-style-name="P2" draw:layer="layout" svg:width="0.601cm" svg:height="1.905cm" svg:x="21.478cm" svg:y="7.416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21.783cm" svg:y1="7.423cm" svg:x2="21.795cm" svg:y2="6.543cm">
            <text:p/>
          </draw:line>
          <draw:line draw:style-name="gr1" draw:text-style-name="P1" draw:layer="layout" svg:x1="21.783cm" svg:y1="10.229cm" svg:x2="21.795cm" svg:y2="9.349cm">
            <text:p/>
          </draw:line>
        </draw:g>
        <draw:line draw:style-name="gr5" draw:text-style-name="P3" draw:layer="layout" svg:x1="21.778cm" svg:y1="10.154cm" svg:x2="24.937cm" svg:y2="10.154cm">
          <text:p/>
        </draw:line>
        <draw:line draw:style-name="gr5" draw:text-style-name="P3" draw:layer="layout" svg:x1="0.867cm" svg:y1="14.366cm" svg:x2="29.3cm" svg:y2="14.441cm">
          <text:p/>
        </draw:line>
        <draw:line draw:style-name="gr4" draw:text-style-name="P3" draw:layer="layout" svg:x1="0.9cm" svg:y1="10.1cm" svg:x2="0.867cm" svg:y2="6.543cm">
          <text:p/>
        </draw:line>
        <draw:custom-shape draw:style-name="gr10" draw:text-style-name="P2" draw:layer="layout" svg:width="1.385cm" svg:height="1.386cm" svg:x="0.158cm" svg:y="9.767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9.596cm" svg:y1="14.441cm" svg:x2="19.596cm" svg:y2="6.543cm">
          <text:p/>
        </draw:line>
        <draw:g>
          <draw:custom-shape draw:style-name="gr11" draw:text-style-name="P2" draw:layer="layout" svg:width="0.602cm" svg:height="1.992cm" svg:x="19.296cm" svg:y="8.434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9.602cm" svg:y1="8.441cm" svg:x2="19.614cm" svg:y2="7.521cm">
            <text:p/>
          </draw:line>
          <draw:line draw:style-name="gr1" draw:text-style-name="P1" draw:layer="layout" svg:x1="19.602cm" svg:y1="11.376cm" svg:x2="19.614cm" svg:y2="10.456cm">
            <text:p/>
          </draw:line>
        </draw:g>
        <draw:g>
          <draw:custom-shape draw:style-name="gr2" draw:text-style-name="P2" draw:layer="layout" svg:width="0.602cm" svg:height="1.905cm" svg:x="16.888cm" svg:y="7.341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7.194cm" svg:y1="7.348cm" svg:x2="17.206cm" svg:y2="6.468cm">
            <text:p/>
          </draw:line>
          <draw:line draw:style-name="gr1" draw:text-style-name="P1" draw:layer="layout" svg:x1="17.194cm" svg:y1="10.154cm" svg:x2="17.206cm" svg:y2="9.274cm">
            <text:p/>
          </draw:line>
        </draw:g>
        <draw:line draw:style-name="gr5" draw:text-style-name="P3" draw:layer="layout" svg:x1="14.707cm" svg:y1="10.154cm" svg:x2="17.264cm" svg:y2="10.154cm">
          <text:p/>
        </draw:line>
        <draw:line draw:style-name="gr4" draw:text-style-name="P3" draw:layer="layout" svg:x1="14.782cm" svg:y1="10.154cm" svg:x2="14.782cm" svg:y2="8.198cm">
          <text:p/>
        </draw:line>
        <draw:line draw:style-name="gr4" draw:text-style-name="P3" draw:layer="layout" svg:x1="14.782cm" svg:y1="8.499cm" svg:x2="14.782cm" svg:y2="6.543cm">
          <text:p/>
        </draw:line>
        <draw:g>
          <draw:custom-shape draw:style-name="gr7" draw:text-style-name="P2" draw:layer="layout" svg:width="1.619cm" svg:height="1.936cm" svg:x="13.981cm" svg:y="7.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8" draw:text-style-name="P1" draw:layer="layout" svg:x1="14.789cm" svg:y1="7.862cm" svg:x2="14.789cm" svg:y2="8.814cm">
            <text:p/>
          </draw:line>
        </draw:g>
        <draw:g>
          <draw:custom-shape draw:style-name="gr9" draw:text-style-name="P2" draw:layer="layout" svg:width="0.601cm" svg:height="1.905cm" svg:x="11.322cm" svg:y="7.416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1.628cm" svg:y1="7.423cm" svg:x2="11.64cm" svg:y2="6.543cm">
            <text:p/>
          </draw:line>
          <draw:line draw:style-name="gr1" draw:text-style-name="P1" draw:layer="layout" svg:x1="11.628cm" svg:y1="10.229cm" svg:x2="11.64cm" svg:y2="9.349cm">
            <text:p/>
          </draw:line>
        </draw:g>
        <draw:line draw:style-name="gr5" draw:text-style-name="P3" draw:layer="layout" svg:x1="11.623cm" svg:y1="10.154cm" svg:x2="14.782cm" svg:y2="10.154cm">
          <text:p/>
        </draw:line>
        <draw:line draw:style-name="gr12" draw:text-style-name="P3" draw:layer="layout" svg:x1="24.937cm" svg:y1="6.543cm" svg:x2="29.3cm" svg:y2="6.543cm">
          <text:p text:style-name="P2"/>
        </draw:line>
        <draw:line draw:style-name="gr4" draw:text-style-name="P3" draw:layer="layout" svg:x1="12.676cm" svg:y1="14.441cm" svg:x2="12.676cm" svg:y2="11.583cm">
          <text:p/>
        </draw:line>
        <draw:g>
          <draw:custom-shape draw:style-name="gr13" draw:text-style-name="P2" draw:layer="layout" svg:width="0.602cm" svg:height="1.37cm" svg:x="12.375cm" svg:y="10.764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2.681cm" svg:y1="10.769cm" svg:x2="12.693cm" svg:y2="10.136cm">
            <text:p/>
          </draw:line>
          <draw:line draw:style-name="gr1" draw:text-style-name="P1" draw:layer="layout" svg:x1="12.681cm" svg:y1="12.787cm" svg:x2="12.693cm" svg:y2="12.154cm">
            <text:p/>
          </draw:line>
        </draw:g>
        <draw:line draw:style-name="gr4" draw:text-style-name="P3" draw:layer="layout" svg:x1="14.105cm" svg:y1="14.441cm" svg:x2="14.105cm" svg:y2="11.959cm">
          <text:p/>
        </draw:line>
        <draw:g>
          <draw:line draw:style-name="gr1" draw:text-style-name="P1" draw:layer="layout" svg:x1="13.353cm" svg:y1="11.109cm" svg:x2="14.857cm" svg:y2="11.109cm">
            <text:p/>
          </draw:line>
          <draw:line draw:style-name="gr1" draw:text-style-name="P1" draw:layer="layout" svg:x1="13.353cm" svg:y1="11.109cm" svg:x2="14.857cm" svg:y2="11.109cm">
            <text:p/>
          </draw:line>
          <draw:line draw:style-name="gr1" draw:text-style-name="P1" draw:layer="layout" svg:x1="13.353cm" svg:y1="11.823cm" svg:x2="14.857cm" svg:y2="11.823cm">
            <text:p/>
          </draw:line>
          <draw:line draw:style-name="gr1" draw:text-style-name="P1" draw:layer="layout" svg:x1="14.095cm" svg:y1="12.787cm" svg:x2="14.107cm" svg:y2="11.817cm">
            <text:p/>
          </draw:line>
          <draw:line draw:style-name="gr1" draw:text-style-name="P1" draw:layer="layout" svg:x1="14.095cm" svg:y1="11.124cm" svg:x2="14.107cm" svg:y2="10.154cm">
            <text:p/>
          </draw:line>
        </draw:g>
        <draw:line draw:style-name="gr4" draw:text-style-name="P3" draw:layer="layout" svg:x1="23.132cm" svg:y1="14.441cm" svg:x2="23.132cm" svg:y2="11.959cm">
          <text:p/>
        </draw:line>
        <draw:g>
          <draw:custom-shape draw:style-name="gr14" draw:text-style-name="P2" draw:layer="layout" svg:width="0.601cm" svg:height="1.37cm" svg:x="22.831cm" svg:y="10.764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23.137cm" svg:y1="10.769cm" svg:x2="23.149cm" svg:y2="10.136cm">
            <text:p/>
          </draw:line>
          <draw:line draw:style-name="gr1" draw:text-style-name="P1" draw:layer="layout" svg:x1="23.137cm" svg:y1="12.787cm" svg:x2="23.149cm" svg:y2="12.154cm">
            <text:p/>
          </draw:line>
        </draw:g>
        <draw:line draw:style-name="gr4" draw:text-style-name="P3" draw:layer="layout" svg:x1="29.3cm" svg:y1="14.516cm" svg:x2="29.3cm" svg:y2="6.543cm">
          <text:p/>
        </draw:line>
        <draw:frame draw:style-name="gr15" draw:text-style-name="P4" draw:layer="layout" svg:width="1.734cm" svg:height="0.962cm" svg:x="2.7cm" svg:y="5.2cm">
          <draw:text-box>
            <text:p>R_S</text:p>
          </draw:text-box>
        </draw:frame>
        <draw:frame draw:style-name="gr15" draw:text-style-name="P4" draw:layer="layout" svg:width="1.7cm" svg:height="0.962cm" svg:x="1.8cm" svg:y="9.9cm">
          <draw:text-box>
            <text:p>V_S</text:p>
          </draw:text-box>
        </draw:frame>
        <draw:frame draw:style-name="gr15" draw:text-style-name="P4" draw:layer="layout" svg:width="1.662cm" svg:height="0.962cm" svg:x="6.3cm" svg:y="4.8cm">
          <draw:text-box>
            <text:p>C_1</text:p>
          </draw:text-box>
        </draw:frame>
        <draw:frame draw:style-name="gr15" draw:text-style-name="P4" draw:layer="layout" svg:width="1.734cm" svg:height="0.962cm" svg:x="7.2cm" svg:y="9.5cm">
          <draw:text-box>
            <text:p>R_B</text:p>
          </draw:text-box>
        </draw:frame>
        <draw:g>
          <draw:custom-shape draw:style-name="gr16" draw:text-style-name="P2" draw:layer="layout" svg:width="0.603cm" svg:height="1.993cm" svg:x="8.841cm" svg:y="9.037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9.148cm" svg:y1="9.045cm" svg:x2="9.16cm" svg:y2="8.125cm">
            <text:p/>
          </draw:line>
          <draw:line draw:style-name="gr1" draw:text-style-name="P1" draw:layer="layout" svg:x1="9.148cm" svg:y1="11.98cm" svg:x2="9.16cm" svg:y2="11.06cm">
            <text:p/>
          </draw:line>
        </draw:g>
        <draw:frame draw:style-name="gr15" draw:text-style-name="P4" draw:layer="layout" svg:width="1.95cm" svg:height="0.962cm" draw:transform="rotate (-1.54828157944417) translate (12.886cm 7.348cm)">
          <draw:text-box>
            <text:p>R_<text:span text:style-name="T1">π1</text:span></text:p>
          </draw:text-box>
        </draw:frame>
        <draw:frame draw:style-name="gr17" draw:text-style-name="P4" draw:layer="layout" svg:width="2.134cm" svg:height="1.673cm" svg:x="10.2cm" svg:y="11cm">
          <draw:text-box>
            <text:p>R_E1</text:p>
          </draw:text-box>
        </draw:frame>
        <draw:frame draw:style-name="gr15" draw:text-style-name="P4" draw:layer="layout" svg:width="1.734cm" svg:height="0.962cm" svg:x="14.9cm" svg:y="11cm">
          <draw:text-box>
            <text:p>C_E</text:p>
          </draw:text-box>
        </draw:frame>
        <draw:frame draw:style-name="gr17" draw:text-style-name="P4" draw:layer="layout" svg:width="4.494cm" svg:height="1.673cm" draw:transform="rotate (1.56643300366491) translate (13.2cm 9.994cm)">
          <draw:text-box>
            <text:p>gm1*V_<text:span text:style-name="T1">π</text:span><text:span text:style-name="T2">1</text:span></text:p>
          </draw:text-box>
        </draw:frame>
        <draw:frame draw:style-name="gr18" draw:text-style-name="P5" draw:layer="layout" svg:width="2.733cm" svg:height="3.786cm" svg:x="10.6cm" svg:y="6.5cm">
          <draw:text-box draw:corner-radius="0.756cm">
            <text:p><text:span text:style-name="T3">+</text:span></text:p>
            <text:p><text:span text:style-name="T3"/></text:p>
            <text:p><text:span text:style-name="T3"/></text:p>
            <text:p><text:span text:style-name="T3"/></text:p>
            <text:p><text:span text:style-name="T3">-</text:span></text:p>
          </draw:text-box>
        </draw:frame>
        <draw:line draw:style-name="gr4" draw:text-style-name="P3" draw:layer="layout" svg:x1="9.143cm" svg:y1="11.342cm" svg:x2="9.143cm" svg:y2="6.453cm">
          <text:p/>
        </draw:line>
        <draw:frame draw:style-name="gr15" draw:text-style-name="P4" draw:layer="layout" svg:width="1.806cm" svg:height="0.958cm" draw:transform="rotate (1.58510802666125) translate (10.337cm 9.289cm)">
          <draw:text-box>
            <text:p text:style-name="P6"><text:span text:style-name="T3">v_</text:span><text:span text:style-name="T4">π1</text:span></text:p>
          </draw:text-box>
        </draw:frame>
        <draw:frame draw:style-name="gr19" draw:text-style-name="P7" draw:layer="layout" svg:width="2.306cm" svg:height="1.665cm" svg:x="15.3cm" svg:y="6.5cm">
          <draw:text-box>
            <text:p><text:span text:style-name="T3">R_o1</text:span></text:p>
          </draw:text-box>
        </draw:frame>
        <draw:frame draw:style-name="gr20" draw:text-style-name="P7" draw:layer="layout" svg:width="1.806cm" svg:height="1.657cm" svg:x="17.6cm" svg:y="9.201cm">
          <draw:text-box>
            <text:p><text:span text:style-name="T3">R_c</text:span></text:p>
          </draw:text-box>
        </draw:frame>
        <draw:frame draw:style-name="gr15" draw:text-style-name="P4" draw:layer="layout" svg:width="1.806cm" svg:height="0.958cm" draw:transform="rotate (1.58510802666125) translate (20.437cm 9.289cm)">
          <draw:text-box>
            <text:p text:style-name="P6"><text:span text:style-name="T3">v</text:span><text:span text:style-name="T3">_</text:span><text:span text:style-name="T4">π</text:span><text:span text:style-name="T4">2</text:span></text:p>
          </draw:text-box>
        </draw:frame>
        <draw:frame draw:style-name="gr18" draw:text-style-name="P5" draw:layer="layout" svg:width="2.733cm" svg:height="3.786cm" svg:x="20.467cm" svg:y="6.714cm">
          <draw:text-box draw:corner-radius="0.756cm">
            <text:p><text:span text:style-name="T3">+</text:span></text:p>
            <text:p><text:span text:style-name="T3"/></text:p>
            <text:p><text:span text:style-name="T3"/></text:p>
            <text:p><text:span text:style-name="T3"/></text:p>
            <text:p><text:span text:style-name="T3">-</text:span></text:p>
          </draw:text-box>
        </draw:frame>
        <draw:frame draw:style-name="gr17" draw:text-style-name="P4" draw:layer="layout" svg:width="4.494cm" svg:height="1.673cm" draw:transform="rotate (1.56643300366491) translate (23.439cm 9.892cm)">
          <draw:text-box>
            <text:p>gm2*V_<text:span text:style-name="T1">π</text:span><text:span text:style-name="T2">2</text:span></text:p>
          </draw:text-box>
        </draw:frame>
        <draw:frame draw:style-name="gr19" draw:text-style-name="P7" draw:layer="layout" svg:width="2.2cm" svg:height="1.665cm" svg:x="25.3cm" svg:y="6.801cm">
          <draw:text-box>
            <text:p><text:span text:style-name="T3">R_o2</text:span></text:p>
          </draw:text-box>
        </draw:frame>
        <draw:frame draw:style-name="gr17" draw:text-style-name="P4" draw:layer="layout" svg:width="2.134cm" svg:height="1.673cm" svg:x="20.9cm" svg:y="10.801cm">
          <draw:text-box>
            <text:p>R_E2</text:p>
          </draw:text-box>
        </draw:frame>
        <draw:frame draw:style-name="gr15" draw:text-style-name="P4" draw:layer="layout" svg:width="1.662cm" svg:height="0.962cm" svg:x="24.3cm" svg:y="10.6cm">
          <draw:text-box>
            <text:p>C_2</text:p>
          </draw:text-box>
        </draw:frame>
        <draw:frame draw:style-name="gr15" draw:text-style-name="P4" draw:layer="layout" svg:width="1.662cm" svg:height="0.962cm" svg:x="24.4cm" svg:y="12.6cm">
          <draw:text-box>
            <text:p>R_L</text:p>
          </draw:text-box>
        </draw:frame>
        <draw:frame draw:style-name="gr15" draw:text-style-name="P4" draw:layer="layout" svg:width="1.95cm" svg:height="0.962cm" draw:transform="rotate (-1.54828157944417) translate (22.986cm 7.349cm)">
          <draw:text-box>
            <text:p>R_<text:span text:style-name="T1">π2</text:span></text:p>
          </draw:text-box>
        </draw:frame>
        <draw:frame draw:style-name="gr15" draw:text-style-name="P4" draw:layer="layout" svg:width="0.853cm" svg:height="0.962cm" svg:x="0.147cm" svg:y="5.738cm">
          <draw:text-box>
            <text:p>1</text:p>
          </draw:text-box>
        </draw:frame>
        <draw:frame draw:style-name="gr15" draw:text-style-name="P4" draw:layer="layout" svg:width="0.853cm" svg:height="0.962cm" svg:x="5.248cm" svg:y="5.438cm">
          <draw:text-box>
            <text:p>2</text:p>
          </draw:text-box>
        </draw:frame>
        <draw:frame draw:style-name="gr15" draw:text-style-name="P4" draw:layer="layout" svg:width="0.853cm" svg:height="0.962cm" svg:x="9.349cm" svg:y="5.438cm">
          <draw:text-box>
            <text:p>3</text:p>
          </draw:text-box>
        </draw:frame>
        <draw:frame draw:style-name="gr15" draw:text-style-name="P4" draw:layer="layout" svg:width="0.853cm" svg:height="0.962cm" svg:x="12.75cm" svg:y="9.138cm">
          <draw:text-box>
            <text:p>4</text:p>
          </draw:text-box>
        </draw:frame>
        <draw:frame draw:style-name="gr15" draw:text-style-name="P4" draw:layer="layout" svg:width="0.853cm" svg:height="0.962cm" svg:x="18.25cm" svg:y="5.438cm">
          <draw:text-box>
            <text:p>5</text:p>
          </draw:text-box>
        </draw:frame>
        <draw:frame draw:style-name="gr15" draw:text-style-name="P4" draw:layer="layout" svg:width="0.853cm" svg:height="0.962cm" svg:x="22.651cm" svg:y="9.138cm">
          <draw:text-box>
            <text:p>6</text:p>
          </draw:text-box>
        </draw:frame>
        <draw:frame draw:style-name="gr15" draw:text-style-name="P4" draw:layer="layout" svg:width="0.853cm" svg:height="0.962cm" svg:x="26.851cm" svg:y="11.438cm">
          <draw:text-box>
            <text:p>7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cm" draw:marker-start-width="0.35cm" draw:marker-end-width="0.35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2T18:42:43.726922958</meta:creation-date>
    <dc:date>2021-05-22T19:24:21.148934327</dc:date>
    <meta:editing-duration>PT14S</meta:editing-duration>
    <meta:editing-cycles>1</meta:editing-cycles>
    <meta:document-statistic meta:object-count="122"/>
    <meta:generator>LibreOffice/6.4.6.2$Linux_X86_64 LibreOffice_project/40$Build-2</meta:generator>
  </office:meta>
</office:document-meta>
</file>